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00%" fo:text-align="center" style:justify-single-word="false"/>
      <style:text-properties style:text-underline-style="solid" style:text-underline-width="auto" style:text-underline-color="font-color" fo:font-weight="bold" officeooo:rsid="001ffe72" officeooo:paragraph-rsid="0020e980" style:font-weight-asian="bold" style:font-weight-complex="bold"/>
    </style:style>
    <style:style style:name="P2" style:family="paragraph" style:parent-style-name="Text_20_body" style:list-style-name="L1">
      <style:paragraph-properties fo:line-height="100%" fo:text-align="start" style:justify-single-word="false"/>
      <style:text-properties fo:font-size="12pt" style:text-underline-style="none" fo:font-weight="normal" officeooo:rsid="0020bd4b" officeooo:paragraph-rsid="0020bd4b" style:font-size-asian="10.5pt" style:font-weight-asian="normal" style:font-size-complex="12pt" style:font-weight-complex="normal"/>
    </style:style>
    <style:style style:name="P3" style:family="paragraph" style:parent-style-name="Text_20_body" style:list-style-name="L1">
      <style:paragraph-properties fo:line-height="100%" fo:text-align="start" style:justify-single-word="false"/>
      <style:text-properties fo:font-size="12pt" style:text-underline-style="none" fo:font-weight="normal" officeooo:rsid="0020e980" officeooo:paragraph-rsid="0020e980" style:font-size-asian="10.5pt" style:font-weight-asian="normal" style:font-size-complex="12pt" style:font-weight-complex="normal"/>
    </style:style>
    <style:style style:name="P4" style:family="paragraph" style:parent-style-name="Text_20_body" style:list-style-name="L1">
      <style:paragraph-properties fo:line-height="100%" fo:text-align="start" style:justify-single-word="false"/>
      <style:text-properties fo:font-size="12pt" style:text-underline-style="none" fo:font-weight="normal" officeooo:rsid="00224684" officeooo:paragraph-rsid="00224684" style:font-size-asian="10.5pt" style:font-weight-asian="normal" style:font-size-complex="12pt" style:font-weight-complex="normal"/>
    </style:style>
    <style:style style:name="P5" style:family="paragraph" style:parent-style-name="Text_20_body" style:list-style-name="L1">
      <style:paragraph-properties fo:line-height="100%" fo:text-align="start" style:justify-single-word="false"/>
      <style:text-properties fo:font-size="12pt" style:text-underline-style="none" fo:font-weight="normal" officeooo:rsid="002377e8" officeooo:paragraph-rsid="002377e8" style:font-size-asian="10.5pt" style:font-weight-asian="normal" style:font-size-complex="12pt" style:font-weight-complex="normal"/>
    </style:style>
    <style:style style:name="P6" style:family="paragraph" style:parent-style-name="Text_20_body" style:list-style-name="L1">
      <style:paragraph-properties fo:line-height="100%" fo:text-align="start" style:justify-single-word="false"/>
      <style:text-properties fo:font-size="12pt" style:text-underline-style="none" fo:font-weight="normal" officeooo:rsid="00247bee" officeooo:paragraph-rsid="00247bee" style:font-size-asian="10.5pt" style:font-weight-asian="normal" style:font-size-complex="12pt" style:font-weight-complex="normal"/>
    </style:style>
    <style:style style:name="P7" style:family="paragraph" style:parent-style-name="Text_20_body" style:list-style-name="L1">
      <style:paragraph-properties fo:line-height="100%" fo:text-align="start" style:justify-single-word="false"/>
      <style:text-properties fo:font-size="12pt" style:text-underline-style="none" fo:font-weight="normal" officeooo:rsid="0024d21f" officeooo:paragraph-rsid="0024d21f" style:font-size-asian="10.5pt" style:font-weight-asian="normal" style:font-size-complex="12pt" style:font-weight-complex="normal"/>
    </style:style>
    <style:style style:name="P8" style:family="paragraph" style:parent-style-name="Text_20_body" style:list-style-name="L1">
      <style:paragraph-properties fo:line-height="100%" fo:text-align="start" style:justify-single-word="false"/>
      <style:text-properties fo:font-size="12pt" style:text-underline-style="none" fo:font-weight="normal" officeooo:rsid="0027a433" officeooo:paragraph-rsid="0027a433" style:font-size-asian="10.5pt" style:font-weight-asian="normal" style:font-size-complex="12pt" style:font-weight-complex="normal"/>
    </style:style>
    <style:style style:name="P9" style:family="paragraph" style:parent-style-name="Text_20_body">
      <style:paragraph-properties fo:line-height="100%" fo:text-align="center" style:justify-single-word="false"/>
      <style:text-properties style:text-underline-style="solid" style:text-underline-width="auto" style:text-underline-color="font-color" fo:font-weight="bold" officeooo:rsid="001ffe72" officeooo:paragraph-rsid="0020e980" style:font-weight-asian="bold" style:font-weight-complex="bold"/>
    </style:style>
    <style:style style:name="P10" style:family="paragraph" style:parent-style-name="Heading_20_2">
      <style:paragraph-properties fo:line-height="100%" fo:text-align="center" style:justify-single-word="false"/>
      <style:text-properties fo:font-size="15pt" style:font-size-asian="15pt" style:font-size-complex="15pt"/>
    </style:style>
    <style:style style:name="T1" style:family="text">
      <style:text-properties fo:font-size="15pt" style:font-size-asian="15pt" style:font-size-complex="15pt"/>
    </style:style>
    <style:style style:name="T2" style:family="text">
      <style:text-properties fo:font-size="15pt" officeooo:rsid="0020e980" style:font-size-asian="15pt" style:font-size-complex="15pt"/>
    </style:style>
    <style:style style:name="T3" style:family="text">
      <style:text-properties style:font-name="Liberation Serif" style:text-underline-style="solid" style:text-underline-width="auto" style:text-underline-color="font-color"/>
    </style:style>
    <style:style style:name="T4" style:family="text">
      <style:text-properties officeooo:rsid="00224684"/>
    </style:style>
    <style:style style:name="T5" style:family="text">
      <style:text-properties officeooo:rsid="002296bb"/>
    </style:style>
    <style:style style:name="T6" style:family="text">
      <style:text-properties officeooo:rsid="002361f6"/>
    </style:style>
    <style:style style:name="T7" style:family="text">
      <style:text-properties officeooo:rsid="002377e8"/>
    </style:style>
    <style:style style:name="T8" style:family="text">
      <style:text-properties officeooo:rsid="00247bee"/>
    </style:style>
    <style:style style:name="T9" style:family="text">
      <style:text-properties officeooo:rsid="0025151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2"><text:span text:style-name="T3">CS308 Gizmoball MW-WED Team 4</text:span> </text:h>
      <text:p text:style-name="P1"><text:span text:style-name="T2">Explanation of </text:span><text:span text:style-name="T1">Changes to Our Design</text:span></text:p>
      <text:p text:style-name="P1"><text:span text:style-name="T1"/></text:p>
      <text:list xml:id="list70294841708047455" text:style-name="L1">
        <text:list-item>
          <text:p text:style-name="P2"><text:span text:style-name="T7">I</text:span>n our preliminary release, one criticism which was given was that our class diagram contains a ball interface, the ball interface remains a part of our code and the reason for this is due to a reference to the ball being used in the View. We have an interface to decouple the application and prevent the view from having a reference to the concrete ball class.</text:p>
        </text:list-item>
        <text:list-item>
          <text:p text:style-name="P3"><text:span text:style-name="T7">A</text:span>n <text:span text:style-name="T6">I</text:span>ntellij generated class diagram <text:span text:style-name="T9">(Top-Level-Class-Diagram.png) </text:span>is included in the gizmoball documentation, this includes direction of dependencies as well as expansion of the 3 main packages, also including methods and fields.</text:p>
        </text:list-item>
        <text:list-item>
          <text:p text:style-name="P3"><text:span text:style-name="T7">A</text:span> collection of each gizmo type is held in the Model class, this is the main class of the model package and has methods for adding <text:span text:style-name="T6">gizmo’s</text:span> and returning <text:span text:style-name="T6">gizmo’s</text:span> of certain type. <text:span text:style-name="T7">Each gizmo also has it’s own class stored in the “Gizmo” package for functionality such as co-ordinate position and triggers.</text:span></text:p>
        </text:list-item>
        <text:list-item>
          <text:p text:style-name="P3"><text:span text:style-name="T7">A</text:span> Testing package has been added to the program where various <text:span text:style-name="T6">JUnit</text:span> tests have been added to test functional requirements <text:span text:style-name="T4">of the gizmos and use cases. The JUnit tests functionality such as adding and removing gizmos of a certain type, the save and load feature of the game, ball velocity, replacing the ball , and getting the gizmo type based on the coordinates of the game, also tests whether the gizmo added in an instance of the correct gizmo class as expected. </text:span></text:p>
        </text:list-item>
        <text:list-item>
          <text:p text:style-name="P4"><text:span text:style-name="T7">T</text:span>here are a few classes in the view, in build mode there is a class for the <text:span text:style-name="T8">user interface</text:span> of the board and a class which contains the main buttons and navigation components <text:span text:style-name="T8">(Build Mode Board)</text:span>. This is also the case for run mode <text:span text:style-name="T8">which contains a run mode board and run mode GUI</text:span>.</text:p>
        </text:list-item>
        <text:list-item>
          <text:p text:style-name="P4">The view clas<text:span text:style-name="T5">s</text:span> contains references to both run mode and build mode. <text:span text:style-name="T5">It sets up the JPanel with the GUI mode currently in use, and adds the data to the frame as required. In the preliminary submission the view class was not connected to the run mode class, this was an error with the diagram as it should have been added, the view is related to both versions of the game, i.e. build mode and run mode.</text:span></text:p>
        </text:list-item>
        <text:list-item>
          <text:p text:style-name="P5">Load and save methods are handled in the “Gizmo File Handler” class and is also related to the model which uses a save and load method to handle this data.</text:p>
        </text:list-item>
        <text:list-item>
          <text:p text:style-name="P6">Also in our preliminary class diagram the flipper class was created as one class, this has been adjusted and there now exists a left and right flipper class for handling different functionality.</text:p>
        </text:list-item>
        <text:list-item>
          <text:p text:style-name="P6">There is now also a utility package which contains details of the default file with various gizmos and also contains constants for setting the theme colour in build mode and run mode. </text:p>
        </text:list-item>
        <text:list-item>
          <text:p text:style-name="P6">Utility package also contains the Observer and Observable interfaces for use in our MVC design pattern </text:p>
        </text:list-item>
        <text:list-item>
          <text:p text:style-name="P7">The listener package now contains the magic key listener class, making the code platform independent for use in both Linux and Windows operating systems. <text:span text:style-name="T9">We now also have a number of Gizmo listener classes mainly for handling user interaction with mouse pressed and mouse released events to let the user add, remove and move gizmos during run time. </text:span></text:p>
        </text:list-item>
        <text:list-item>
          <text:p text:style-name="P8">The key connections class is also now done and has been added to the view packa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9T21:20:10.845907655</meta:creation-date>
    <dc:date>2018-03-20T12:15:17.958941830</dc:date>
    <meta:editing-duration>PT38M23S</meta:editing-duration>
    <meta:editing-cycles>6</meta:editing-cycles>
    <meta:generator>LibreOffice/5.1.6.2$Linux_X86_64 LibreOffice_project/10m0$Build-2</meta:generator>
    <meta:document-statistic meta:table-count="0" meta:image-count="0" meta:object-count="0" meta:page-count="1" meta:paragraph-count="14" meta:word-count="570" meta:character-count="3180" meta:non-whitespace-character-count="2631"/>
  </office:meta>
</office:document-meta>
</file>